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YaHei Consolas Hybrid" svg:font-family="'YaHei Consolas Hybrid'" style:font-pitch="variable"/>
    <style:font-face style:name="文泉驿微米黑" svg:font-family="文泉驿微米黑" style:font-pitch="variable"/>
    <style:font-face style:name="文泉驿正黑2" svg:font-family="文泉驿正黑" style:font-pitch="variable"/>
    <style:font-face style:name="文泉驿等宽微米黑" svg:font-family="文泉驿等宽微米黑" style:font-pitch="variable"/>
    <style:font-face style:name="文泉驿正黑" svg:font-family="文泉驿正黑" style:font-family-generic="roman" style:font-pitch="variable"/>
    <style:font-face style:name="文泉驿正黑1" svg:font-family="文泉驿正黑" style:font-family-generic="swiss" style:font-pitch="variable"/>
    <style:font-face style:name="文泉驿正黑3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name-asian="文泉驿正黑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文泉驿等宽微米黑" fo:font-size="14pt" style:font-name-asian="文泉驿等宽微米黑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文泉驿等宽微米黑" fo:font-size="14pt" fo:background-color="#c0c0c0" style:font-name-asian="文泉驿等宽微米黑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文泉驿等宽微米黑" fo:font-size="14pt" fo:background-color="transparent" style:font-name-asian="文泉驿等宽微米黑" style:font-size-asian="14pt" style:font-size-complex="14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文泉驿等宽微米黑" fo:font-size="14pt" fo:background-color="transparent" style:font-name-asian="文泉驿等宽微米黑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文泉驿微米黑" fo:font-size="14pt" style:font-name-asian="文泉驿微米黑" style:font-size-asian="14pt" style:font-size-complex="14pt"/>
    </style:style>
    <style:style style:name="P7" style:family="paragraph" style:parent-style-name="Standard">
      <style:paragraph-properties fo:margin-left="0.838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  <style:text-properties style:font-name="文泉驿等宽微米黑" fo:font-size="14pt" fo:background-color="transparent" style:font-name-asian="文泉驿等宽微米黑" style:font-size-asian="14pt" style:font-size-complex="14pt"/>
    </style:style>
    <style:style style:name="P8" style:family="paragraph" style:parent-style-name="Standard" style:list-style-name="L4">
      <style:paragraph-properties fo:margin-left="0.838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  <style:text-properties style:font-name="文泉驿等宽微米黑" fo:font-size="14pt" fo:background-color="transparent" style:font-name-asian="文泉驿等宽微米黑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  <style:text-properties style:font-name="文泉驿等宽微米黑" fo:font-size="14pt" fo:background-color="transparent" style:font-name-asian="文泉驿等宽微米黑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</style:style>
    <style:style style:name="P11" style:family="paragraph" style:parent-style-name="Standard" style:list-style-name="L5">
      <style:paragraph-properties fo:margin-left="0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</style:style>
    <style:style style:name="P12" style:family="paragraph" style:parent-style-name="Standard" style:list-style-name="L6">
      <style:paragraph-properties fo:margin-left="0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</style:style>
    <style:style style:name="P13" style:family="paragraph" style:parent-style-name="Standard" style:list-style-name="L8">
      <style:paragraph-properties fo:margin-left="0cm" fo:margin-right="0cm" fo:text-align="start" style:justify-single-word="false" fo:text-indent="0cm" style:auto-text-indent="false">
        <style:tab-stops>
          <style:tab-stop style:position="1.155cm"/>
        </style:tab-stops>
      </style:paragraph-properties>
    </style:style>
    <style:style style:name="T1" style:family="text">
      <style:text-properties fo:background-color="#c0c0c0"/>
    </style:style>
    <style:style style:name="T2" style:family="text">
      <style:text-properties fo:background-color="transparent"/>
    </style:style>
    <style:style style:name="T3" style:family="text">
      <style:text-properties fo:font-size="14pt"/>
    </style:style>
    <style:style style:name="T4" style:family="text">
      <style:text-properties style:font-size-asian="14pt"/>
    </style:style>
    <style:style style:name="T5" style:family="text">
      <style:text-properties style:font-size-complex="14pt"/>
    </style:style>
    <style:style style:name="T6" style:family="text">
      <style:text-properties fo:font-weight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T9" style:family="text">
      <style:text-properties style:font-name="文泉驿等宽微米黑"/>
    </style:style>
    <style:style style:name="T10" style:family="text">
      <style:text-properties style:font-name="文泉驿等宽微米黑" fo:font-size="14pt" fo:background-color="transparent" style:font-name-asian="文泉驿等宽微米黑" style:font-size-asian="14pt" style:font-size-complex="14pt"/>
    </style:style>
    <style:style style:name="T11" style:family="text">
      <style:text-properties style:font-name="文泉驿等宽微米黑" fo:font-size="14pt" fo:background-color="#c0c0c0" style:font-name-asian="文泉驿等宽微米黑" style:font-size-asian="14pt" style:font-size-complex="14pt"/>
    </style:style>
    <style:style style:name="T12" style:family="text">
      <style:text-properties style:font-name-asian="文泉驿等宽微米黑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文件系统测试工具手册</text:p>
      <text:p text:style-name="P6"/>
      <text:p text:style-name="P2">一、dd</text:p>
      <text:p text:style-name="P2"/>
      <text:p text:style-name="P2">用途: 单线程生成指定大小的文件</text:p>
      <text:p text:style-name="P2"/>
      <text:p text:style-name="P2">常用参数:<text:tab/>if : 读入文件的位置</text:p>
      <text:p text:style-name="P2"><text:tab/><text:tab/><text:tab/> <text:tab/>of : 输入文件的位置</text:p>
      <text:p text:style-name="P2"><text:tab/><text:tab/><text:tab/> <text:tab/>bs : 生成文件大小的单位，与count的积为生成文件的大小</text:p>
      <text:p text:style-name="P2"><text:tab/><text:tab/> <text:s/>count : 生成多少个文件大小单位</text:p>
      <text:p text:style-name="P2"/>
      <text:p text:style-name="P2">实例: 在/mnt下生成1G大小的文件test</text:p>
      <text:p text:style-name="P2"><text:tab/><text:tab/><text:tab/><text:span text:style-name="T1">dd if=/dev/zero of=/mnt/test bs=1M count=1024</text:span></text:p>
      <text:p text:style-name="P2"><text:span text:style-name="T1"/></text:p>
      <text:p text:style-name="P4">二、iozone</text:p>
      <text:p text:style-name="P4"/>
      <text:p text:style-name="P4">安装: apt-get install iozone3</text:p>
      <text:p text:style-name="P4"><text:s/></text:p>
      <text:p text:style-name="P4">用途: 单线程或多线程测试文件读写等</text:p>
      <text:p text:style-name="P4"/>
      <text:p text:style-name="P4">常用参数:<text:tab/>-i : 0=write/rewrite 1=read/reread</text:p>
      <text:p text:style-name="P4"><text:tab/><text:tab/><text:tab/><text:tab/>-r : 块大小，单位为k</text:p>
      <text:p text:style-name="P4"><text:tab/><text:tab/><text:tab/><text:tab/>-s : 测试文件的大小，多线程时为各线程文件大小</text:p>
      <text:p text:style-name="P4"><text:tab/><text:tab/><text:tab/><text:tab/>-f : 单线程测试时指定文件路径</text:p>
      <text:p text:style-name="P4"><text:tab/><text:tab/><text:tab/><text:tab/>-t : 线程数</text:p>
      <text:p text:style-name="P4"><text:tab/><text:tab/><text:tab/><text:tab/>-F : 多线程时指定文件路径，文件个数与线程数要一致</text:p>
      <text:p text:style-name="P4"/>
      <text:p text:style-name="P4">实例: 在/mnt下测试10G文件read/reread,write/rewrite</text:p>
      <text:p text:style-name="P4"><text:tab/><text:tab/><text:tab/>单线程:</text:p>
      <text:p text:style-name="P4"><text:tab/><text:tab/><text:tab/><text:span text:style-name="T1">iozone -i 0 -i 1 -r 32K -s 10G -f /mnt/test</text:span></text:p>
      <text:p text:style-name="P4"><text:tab/><text:tab/><text:tab/>多线程:</text:p>
      <text:p text:style-name="P4"><text:tab/><text:tab/><text:tab/><text:span text:style-name="T1">iozone -i 0 -i 1 -r 32K -s 5G -t 2 -F /mnt/test1</text:span></text:p>
      <text:p text:style-name="P3"><text:span text:style-name="T2"><text:tab/><text:tab/><text:tab/></text:span><text:tab/><text:tab/> <text:s/>/mnt/test2</text:p>
      <text:p text:style-name="P3"/>
      <text:p text:style-name="P4"><text:soft-page-break/>三、siege</text:p>
      <text:p text:style-name="P4"/>
      <text:p text:style-name="P4">安装: apt-get install siege</text:p>
      <text:p text:style-name="P4"/>
      <text:p text:style-name="P4">用途: web服务器压力测试</text:p>
      <text:p text:style-name="P4"/>
      <text:p text:style-name="P4">常用参数: -i : 随机读取</text:p>
      <text:p text:style-name="P4"><text:tab/><text:tab/><text:tab/> -c : 读取并发数</text:p>
      <text:p text:style-name="P4"><text:tab/><text:tab/><text:tab/> -f : 访问文件列表，可用ynfs_iotest生成</text:p>
      <text:p text:style-name="P4"/>
      <text:p text:style-name="P4">实例: <text:tab/> 1. 生成$HOME/.siegerc,用于配置siege</text:p>
      <text:p text:style-name="P4"><text:tab/><text:tab/><text:tab/><text:tab/><text:span text:style-name="T1">siege.config</text:span></text:p>
      <text:list xml:id="list1407974447" text:style-name="L3">
        <text:list-item>
          <text:list>
            <text:list-item>
              <text:list>
                <text:list-item>
                  <text:list>
                    <text:list-header>
                      <text:p text:style-name="P5"><text:span text:style-name="T1"/></text:p>
                    </text:list-header>
                    <text:list-item>
                      <text:p text:style-name="P5"><text:s/>配置.siegerc中常用参数</text:p>
                      <text:p text:style-name="P5">failures = 10000 (siege读取错误多少次后退出）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21931865" text:style-name="L4">
        <text:list-item>
          <text:list>
            <text:list-item>
              <text:list>
                <text:list-item>
                  <text:list>
                    <text:list-header>
                      <text:p text:style-name="P8"><text:s/><text:tab/> <text:tab/> 3. 以1000个并发随机读取文件list中的链接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"><text:s text:c="7"/><text:tab/><text:span text:style-name="T1">siege -i -c 1000 -f list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7"><text:span text:style-name="T1"/></text:p>
      <text:p text:style-name="P7"><text:span text:style-name="T1"/></text:p>
      <text:p text:style-name="P9">四、 ynfs_iotest</text:p>
      <text:p text:style-name="P9"/>
      <text:p text:style-name="P9">安装: code/test/src/ynfs_iotest</text:p>
      <text:p text:style-name="P9"/>
      <text:p text:style-name="P10"><text:span text:style-name="T10">用途: <text:tab/>1. 功能测试: 随机测试io操作</text:span></text:p>
      <text:p text:style-name="P10"><text:span text:style-name="T10"><text:tab/><text:tab/><text:tab/>2. 写入测试: 多并发写文件，并生成文件列表供siege使用</text:span></text:p>
      <text:list xml:id="list62417569" text:style-name="L5">
        <text:list-item>
          <text:list>
            <text:list-item>
              <text:list>
                <text:list-item>
                  <text:list>
                    <text:list-header>
                      <text:p text:style-name="P11"><text:span text:style-name="T10"><text:s/><text:tab/><text:tab/><text:tab/>3. 读取测试: 验证写入的文件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10"/></text:p>
      <text:p text:style-name="P10"><text:span text:style-name="T10">常用参数: <text:tab/>-d : 指定测试目录，没有则建立</text:span></text:p>
      <text:p text:style-name="P10"><text:span text:style-name="T10"><text:tab/><text:tab/><text:tab/><text:tab/>-t : func（功能测试） write（写入） read（验证）</text:span></text:p>
      <text:p text:style-name="P10"><text:span text:style-name="T10"><text:tab/><text:tab/><text:tab/><text:tab/>-c : 指定写入并发数，只在wirte时有效</text:span></text:p>
      <text:p text:style-name="P10"><text:span text:style-name="T10"><text:tab/><text:tab/><text:tab/><text:tab/>-s : 指定文件大小上限值</text:span></text:p>
      <text:p text:style-name="P10"><text:span text:style-name="T10"/></text:p>
      <text:p text:style-name="P10"><text:span text:style-name="T10"/></text:p>
      <text:p text:style-name="P10"><text:soft-page-break/><text:span text:style-name="T10">实例： 1. 在/mnt/test下测试io功能</text:span></text:p>
      <text:p text:style-name="P10"><text:span text:style-name="T10"><text:tab/><text:tab/><text:tab/></text:span><text:span text:style-name="T11">./ynfs_iotest -d /mnt/test -t func</text:span></text:p>
      <text:p text:style-name="P10"><text:span text:style-name="T10"/></text:p>
      <text:list xml:id="list322733649" text:style-name="L6">
        <text:list-item>
          <text:list>
            <text:list-item>
              <text:list>
                <text:list-header>
                  <text:p text:style-name="P12"><text:span text:style-name="T10"><text:s text:c="6"/>2. 在/mnt/10m下以1000个并发写1k-10Mb随机大小的文件</text:span></text:p>
                </text:list-header>
              </text:list>
            </text:list-item>
          </text:list>
        </text:list-item>
      </text:list>
      <text:p text:style-name="P9"><text:tab/><text:tab/><text:tab/><text:span text:style-name="T1">./ynfs_iotest -d /mnt/10m -t write -c 1000 -s 10m</text:span></text:p>
      <text:p text:style-name="P9"/>
      <text:list xml:id="list998051777" text:style-name="L8">
        <text:list-item>
          <text:list>
            <text:list-item>
              <text:list>
                <text:list-item>
                  <text:list>
                    <text:list-header>
                      <text:p text:style-name="P13"><text:span text:style-name="T10"><text:s text:c="6"/>3. 对/mnt/10m下的文件校验，在/var/log/ynfs_iotest.log文件记录错误日志</text:span></text:p>
                      <text:list>
                        <text:list-header>
                          <text:p text:style-name="P13"><text:span text:style-name="T10"><text:s text:c="3"/><text:tab/><text:tab/><text:tab/></text:span><text:span text:style-name="T11">./ynfs_iotest -d /mnt/10m -t read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YaHei Consolas Hybrid" svg:font-family="'YaHei Consolas Hybrid'" style:font-pitch="variable"/>
    <style:font-face style:name="文泉驿微米黑" svg:font-family="文泉驿微米黑" style:font-pitch="variable"/>
    <style:font-face style:name="文泉驿正黑2" svg:font-family="文泉驿正黑" style:font-pitch="variable"/>
    <style:font-face style:name="文泉驿等宽微米黑" svg:font-family="文泉驿等宽微米黑" style:font-pitch="variable"/>
    <style:font-face style:name="文泉驿正黑" svg:font-family="文泉驿正黑" style:font-family-generic="roman" style:font-pitch="variable"/>
    <style:font-face style:name="文泉驿正黑1" svg:font-family="文泉驿正黑" style:font-family-generic="swiss" style:font-pitch="variable"/>
    <style:font-face style:name="文泉驿正黑3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正黑" fo:font-size="12pt" fo:language="en" fo:country="US" style:letter-kerning="true" style:font-name-asian="文泉驿正黑3" style:font-size-asian="10.5pt" style:language-asian="zh" style:country-asian="CN" style:font-name-complex="文泉驿正黑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驿正黑1" fo:font-size="14pt" style:font-name-asian="文泉驿正黑3" style:font-size-asian="14pt" style:font-name-complex="文泉驿正黑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2T14:45:44</meta:creation-date>
    <dc:date>2009-11-12T16:17:50</dc:date>
    <meta:editing-duration>PT00H27M33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3" meta:paragraph-count="52" meta:word-count="392" meta:character-count="1318"/>
  </office:meta>
</office:document-meta>
</file>